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1.2cm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9.2cm" svg:height="1.3cm" svg:x="5.3cm" svg:y="1.8cm">
          <text:p text:style-name="P1">Elige solución inicial al az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9.4cm" svg:height="0.898cm" svg:x="5.2cm" svg:y="4.782cm">
          <text:p text:style-name="P1">Arma la vecind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9.6cm" svg:height="1cm" svg:x="5.1cm" svg:y="7.3cm">
          <text:p text:style-name="P1">Elige mejor candida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9.8cm" svg:height="1.2cm" svg:x="5cm" svg:y="10cm">
          <text:p text:style-name="P1">Evalúa criterio de detenció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0.598cm" svg:x1="14.8cm" svg:y1="10.6cm" svg:x2="14.6cm" svg:y2="5.231cm" draw:start-shape="id1" draw:start-glue-point="7" draw:end-shape="id2" draw:end-glue-point="7" svg:d="m14800 10600h1100v-5369h-1300" svg:viewBox="0 0 1301 5370">
          <text:p/>
        </draw:connector>
        <draw:connector draw:style-name="gr2" draw:text-style-name="P1" draw:layer="layout" svg:x1="9.9cm" svg:y1="3.1cm" svg:x2="9.9cm" svg:y2="4.782cm" draw:start-shape="id3" draw:start-glue-point="6" draw:end-shape="id2" draw:end-glue-point="4" svg:d="m9900 3100v1682" svg:viewBox="0 0 1 1683">
          <text:p/>
        </draw:connector>
        <draw:connector draw:style-name="gr2" draw:text-style-name="P1" draw:layer="layout" svg:x1="9.9cm" svg:y1="5.68cm" svg:x2="9.9cm" svg:y2="7.3cm" draw:start-shape="id2" draw:start-glue-point="6" draw:end-shape="id4" draw:end-glue-point="4" svg:d="m9900 5680v1620" svg:viewBox="0 0 1 1621">
          <text:p/>
        </draw:connector>
        <draw:connector draw:style-name="gr2" draw:text-style-name="P1" draw:layer="layout" svg:x1="9.9cm" svg:y1="8.3cm" svg:x2="9.9cm" svg:y2="10cm" draw:start-shape="id4" draw:start-glue-point="6" draw:end-shape="id1" draw:end-glue-point="4" svg:d="m9900 8300v1700" svg:viewBox="0 0 1 1701">
          <text:p/>
        </draw:connector>
        <draw:custom-shape draw:style-name="gr3" draw:text-style-name="P1" xml:id="id12" draw:id="id12" draw:layer="layout" svg:width="0.9cm" svg:height="1cm" svg:x="4.1cm" svg:y="7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xml:id="id5" draw:id="id5" draw:layer="layout" svg:width="3cm" svg:height="2cm" svg:x="5.2cm" svg:y="12.7cm">
          <text:p text:style-name="P1">Termina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2" draw:text-style-name="P1" draw:layer="layout" svg:x1="9.9cm" svg:y1="11.2cm" svg:x2="6.7cm" svg:y2="12.7cm" draw:start-shape="id1" draw:start-glue-point="6" draw:end-shape="id5" draw:end-glue-point="4" svg:d="m9900 11200v751h-3200v749" svg:viewBox="0 0 3201 1501">
          <text:p/>
        </draw:connector>
        <draw:custom-shape draw:style-name="gr3" draw:text-style-name="P1" xml:id="id13" draw:id="id13" draw:layer="layout" svg:width="1cm" svg:height="0.9cm" svg:x="2.5cm" svg:y="16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layer="layout" svg:width="2.8cm" svg:height="1.673cm" svg:x="16.4cm" svg:y="6.916cm">
          <draw:text-box>
            <text:p>No cumple</text:p>
          </draw:text-box>
        </draw:frame>
        <draw:frame draw:style-name="gr5" draw:layer="layout" svg:width="2.8cm" svg:height="0.962cm" svg:x="7cm" svg:y="11.8cm">
          <draw:text-box>
            <text:p>Cumple</text:p>
          </draw:text-box>
        </draw:frame>
        <draw:custom-shape draw:style-name="gr1" draw:text-style-name="P1" xml:id="id6" draw:id="id6" draw:layer="layout" svg:width="11.3cm" svg:height="2.4cm" svg:x="4.6cm" svg:y="16.6cm">
          <text:p text:style-name="P1"/>
          <text:p text:style-name="P1">Evalúa un candidato de la vecindad, </text:p>
          <text:p text:style-name="P1">contra la solución hasta el momento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6.5cm" svg:height="2.3cm" svg:x="2.6cm" svg:y="20.9cm">
          <text:p text:style-name="P1">Candidato pasa </text:p>
          <text:p text:style-name="P1">a ser solució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5.6cm" svg:height="2.5cm" svg:x="12.6cm" svg:y="20.6cm">
          <text:p text:style-name="P1">Ve si es Tabú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7.4cm" svg:height="1.8cm" svg:x="9.1cm" svg:y="25.1cm">
          <text:p text:style-name="P1">Supera</text:p>
          <text:p text:style-name="P1"><text:s/>los criterios de aspiració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0.051cm" svg:x1="10.25cm" svg:y1="19cm" svg:x2="5.85cm" svg:y2="20.9cm" draw:start-shape="id6" draw:start-glue-point="6" draw:end-shape="id7" draw:end-glue-point="4" svg:d="m10250 19000v900h-4400v1000" svg:viewBox="0 0 4401 1901">
          <text:p/>
        </draw:connector>
        <draw:connector draw:style-name="gr2" draw:text-style-name="P1" draw:layer="layout" draw:line-skew="0.099cm" svg:x1="10.25cm" svg:y1="19cm" svg:x2="15.4cm" svg:y2="20.6cm" draw:start-shape="id6" draw:start-glue-point="6" draw:end-shape="id8" draw:end-glue-point="4" svg:d="m10250 19000v900h5150v700" svg:viewBox="0 0 5151 1601">
          <text:p/>
        </draw:connector>
        <draw:connector draw:style-name="gr2" draw:text-style-name="P1" draw:layer="layout" svg:x1="15.4cm" svg:y1="23.1cm" svg:x2="12.8cm" svg:y2="25.1cm" draw:start-shape="id8" draw:start-glue-point="6" draw:end-shape="id9" draw:end-glue-point="4" svg:d="m15400 23100v1001h-2600v999" svg:viewBox="0 0 2601 2001">
          <text:p/>
        </draw:connector>
        <draw:frame draw:style-name="gr6" draw:layer="layout" svg:width="3.3cm" svg:height="1.15cm" svg:x="6cm" svg:y="19.1cm">
          <draw:text-box>
            <text:p>Mejor</text:p>
          </draw:text-box>
        </draw:frame>
        <draw:frame draw:style-name="gr6" draw:layer="layout" svg:width="4.2cm" svg:height="1.15cm" svg:x="11.4cm" svg:y="19.05cm">
          <draw:text-box>
            <text:p>Peor</text:p>
          </draw:text-box>
        </draw:frame>
        <draw:connector draw:style-name="gr7" draw:text-style-name="P1" draw:layer="layout" svg:x1="12.6cm" svg:y1="21.85cm" svg:x2="9.1cm" svg:y2="22.05cm" draw:start-shape="id8" draw:start-glue-point="5" draw:end-shape="id7" draw:end-glue-point="7" svg:d="m12600 21850h-1749v200h-1751" svg:viewBox="0 0 3501 201">
          <text:p text:style-name="P1">No es</text:p>
          <text:p text:style-name="P1"/>
        </draw:connector>
        <draw:frame draw:style-name="gr6" draw:layer="layout" svg:width="2.4cm" svg:height="1.673cm" svg:x="12.8cm" svg:y="23.5cm">
          <draw:text-box>
            <text:p>Es tabú</text:p>
          </draw:text-box>
        </draw:frame>
        <draw:connector draw:style-name="gr2" draw:text-style-name="P1" draw:layer="layout" svg:x1="9.1cm" svg:y1="26cm" svg:x2="5.85cm" svg:y2="23.2cm" draw:start-shape="id9" draw:start-glue-point="5" draw:end-shape="id7" svg:d="m9100 26000h-3250v-2800" svg:viewBox="0 0 3251 2801">
          <text:p/>
        </draw:connector>
        <draw:connector draw:style-name="gr2" draw:text-style-name="P1" draw:layer="layout" draw:line-skew="2.598cm" svg:x1="16.5cm" svg:y1="26cm" svg:x2="15.9cm" svg:y2="17.8cm" draw:start-shape="id9" draw:start-glue-point="7" draw:end-shape="id6" draw:end-glue-point="7" svg:d="m16500 26000h3100v-8200h-3700" svg:viewBox="0 0 3701 8201">
          <text:p/>
        </draw:connector>
        <draw:frame draw:style-name="gr8" draw:layer="layout" svg:width="3.1cm" svg:height="1.35cm" svg:x="5.7cm" svg:y="25cm">
          <draw:text-box>
            <text:p>Supera</text:p>
          </draw:text-box>
        </draw:frame>
        <draw:frame draw:style-name="gr9" draw:layer="layout" svg:width="2.5cm" svg:height="1.673cm" svg:x="16.9cm" svg:y="25.1cm">
          <draw:text-box>
            <text:p>No supera</text:p>
          </draw:text-box>
        </draw:frame>
        <draw:custom-shape draw:style-name="gr1" draw:text-style-name="P1" xml:id="id10" draw:id="id10" draw:layer="layout" svg:width="4.3cm" svg:height="1.6cm" svg:x="1.3cm" svg:y="24.4cm">
          <text:p text:style-name="P1">¿Hay mejores</text:p>
          <text:p text:style-name="P1">Movimientos?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.6cm" svg:y1="22.05cm" svg:x2="3.45cm" svg:y2="24.4cm" draw:start-shape="id7" draw:start-glue-point="5" draw:end-shape="id10" draw:end-glue-point="4" svg:d="m2600 22050h-501v1751h1351v599" svg:viewBox="0 0 1352 2351">
          <text:p/>
        </draw:connector>
        <draw:connector draw:style-name="gr2" draw:text-style-name="P1" draw:layer="layout" svg:x1="1.3cm" svg:y1="25.2cm" svg:x2="4.6cm" svg:y2="17.8cm" draw:start-shape="id10" draw:start-glue-point="5" draw:end-shape="id6" draw:end-glue-point="5" svg:d="m1300 25200h-501v-7400h3801" svg:viewBox="0 0 3802 7401">
          <text:p/>
        </draw:connector>
        <draw:frame draw:style-name="gr8" draw:layer="layout" svg:width="2cm" svg:height="1.35cm" svg:x="0.5cm" svg:y="18.9cm">
          <draw:text-box>
            <text:p>Si</text:p>
          </draw:text-box>
        </draw:frame>
        <draw:connector draw:style-name="gr7" draw:text-style-name="P1" draw:layer="layout" svg:x1="3.45cm" svg:y1="26cm" svg:x2="6.7cm" svg:y2="27.8cm" draw:start-shape="id10" draw:start-glue-point="6" draw:end-shape="id11" draw:end-glue-point="4" svg:d="m3450 26000v901h3250v899" svg:viewBox="0 0 3251 1801">
          <text:p text:style-name="P1">No</text:p>
          <text:p text:style-name="P1"/>
        </draw:connector>
        <draw:custom-shape draw:style-name="gr1" draw:text-style-name="P1" xml:id="id11" draw:id="id11" draw:layer="layout" svg:width="5cm" svg:height="1.4cm" svg:x="4.2cm" svg:y="27.8cm">
          <text:p text:style-name="P1">Solució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type="line" svg:x1="4.1cm" svg:y1="7.7cm" svg:x2="2.5cm" svg:y2="17.05cm" draw:start-shape="id12" draw:start-glue-point="3" draw:end-shape="id13" draw:end-glue-point="3" svg:d="m4100 7700-1600 9350" svg:viewBox="0 0 1601 9351">
          <text:p/>
        </draw:connector>
        <draw:frame draw:style-name="gr11" draw:layer="layout" svg:width="3.3cm" svg:height="2.15cm" svg:x="1.3cm" svg:y="12cm">
          <draw:text-box>
            <text:p>Ampliad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Toffoletti</meta:initial-creator>
    <meta:creation-date>2013-11-22T16:24:07</meta:creation-date>
    <dc:date>2013-11-22T17:04:40</dc:date>
    <dc:creator>Luis Toffoletti</dc:creator>
    <meta:editing-duration>PT8M18S</meta:editing-duration>
    <meta:editing-cycles>1</meta:editing-cycles>
    <meta:document-statistic meta:object-count="37"/>
    <meta:generator>LibreOffice/3.5$Linux_X86_64 LibreOffice_project/350m1$Build-2</meta:generator>
  </office:meta>
</office:document-meta>
</file>